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5.37mm"/>
    </style:style>
    <style:style style:name="co4" style:family="table-column">
      <style:table-column-properties fo:break-before="auto" style:column-width="49.74mm"/>
    </style:style>
    <style:style style:name="co5" style:family="table-column">
      <style:table-column-properties fo:break-before="auto" style:column-width="26.46mm"/>
    </style:style>
    <style:style style:name="co6" style:family="table-column">
      <style:table-column-properties fo:break-before="auto" style:column-width="29.63mm"/>
    </style:style>
    <style:style style:name="co7" style:family="table-column">
      <style:table-column-properties fo:break-before="auto" style:column-width="93.31mm"/>
    </style:style>
    <style:style style:name="co8" style:family="table-column">
      <style:table-column-properties fo:break-before="auto" style:column-width="65.92mm"/>
    </style:style>
    <style:style style:name="co9" style:family="table-column">
      <style:table-column-properties fo:break-before="auto" style:column-width="101.14mm"/>
    </style:style>
    <style:style style:name="co10" style:family="table-column">
      <style:table-column-properties fo:break-before="auto" style:column-width="83.7mm"/>
    </style:style>
    <style:style style:name="co11" style:family="table-column">
      <style:table-column-properties fo:break-before="auto" style:column-width="80.56mm"/>
    </style:style>
    <style:style style:name="co12" style:family="table-column">
      <style:table-column-properties fo:break-before="auto" style:column-width="71.35mm"/>
    </style:style>
    <style:style style:name="co13" style:family="table-column">
      <style:table-column-properties fo:break-before="auto" style:column-width="123.3mm"/>
    </style:style>
    <style:style style:name="co14" style:family="table-column">
      <style:table-column-properties fo:break-before="auto" style:column-width="62.53mm"/>
    </style:style>
    <style:style style:name="co15" style:family="table-column">
      <style:table-column-properties fo:break-before="auto" style:column-width="115.46mm"/>
    </style:style>
    <style:style style:name="co16" style:family="table-column">
      <style:table-column-properties fo:break-before="auto" style:column-width="78.79mm"/>
    </style:style>
    <style:style style:name="co17" style:family="table-column">
      <style:table-column-properties fo:break-before="auto" style:column-width="41.65mm"/>
    </style:style>
    <style:style style:name="co18" style:family="table-column">
      <style:table-column-properties fo:break-before="auto" style:column-width="53.9mm"/>
    </style:style>
    <style:style style:name="co19" style:family="table-column">
      <style:table-column-properties fo:break-before="auto" style:column-width="27.2mm"/>
    </style:style>
    <style:style style:name="co20" style:family="table-column">
      <style:table-column-properties fo:break-before="auto" style:column-width="224.21mm"/>
    </style:style>
    <style:style style:name="co21" style:family="table-column">
      <style:table-column-properties fo:break-before="auto" style:column-width="99.18mm"/>
    </style:style>
    <style:style style:name="co22" style:family="table-column">
      <style:table-column-properties fo:break-before="auto" style:column-width="57.82mm"/>
    </style:style>
    <style:style style:name="co23" style:family="table-column">
      <style:table-column-properties fo:break-before="auto" style:column-width="91.55mm"/>
    </style:style>
    <style:style style:name="co24" style:family="table-column">
      <style:table-column-properties fo:break-before="auto" style:column-width="81.16mm"/>
    </style:style>
    <style:style style:name="co25" style:family="table-column">
      <style:table-column-properties fo:break-before="auto" style:column-width="65.67mm"/>
    </style:style>
    <style:style style:name="co26" style:family="table-column">
      <style:table-column-properties fo:break-before="auto" style:column-width="102.91mm"/>
    </style:style>
    <style:style style:name="co27" style:family="table-column">
      <style:table-column-properties fo:break-before="auto" style:column-width="104.63mm"/>
    </style:style>
    <style:style style:name="co28" style:family="table-column">
      <style:table-column-properties fo:break-before="auto" style:column-width="107.42mm"/>
    </style:style>
    <style:style style:name="co29" style:family="table-column">
      <style:table-column-properties fo:break-before="auto" style:column-width="58.21mm"/>
    </style:style>
    <style:style style:name="co30" style:family="table-column">
      <style:table-column-properties fo:break-before="auto" style:column-width="55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5.1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  <style:style style:name="T1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4.35mm" svg:height="5.01mm" svg:x="0mm" svg:y="16.8m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6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</table:table-row>
      </table:table>
      <table:table table:name="ArtificialLife" table:style-name="ta1">
        <table:table-column table:style-name="co5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</table:table-row>
      </table:table>
      <table:table table:name="Chinese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mplexity Explorables</text:p>
          </table:table-cell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</table:table-row>
      </table:table>
      <table:table table:name="ComputerScience" table:style-name="ta1">
        <table:table-column table:style-name="co7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2" table:number-columns-repeated="4" table:default-cell-style-name="Default"/>
        <table:table-column table:style-name="co8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EconomicGeography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office:forms form:automatic-focus="false" form:apply-design-mode="false"/>
        <table:table-column table:style-name="co2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 table:number-columns-repeated="3"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4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Poetry" table:style-name="ta1">
        <table:table-column table:style-name="co10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7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7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11" table:default-cell-style-name="Default"/>
        <table:table-column table:style-name="co12" table:number-columns-repeated="2" table:default-cell-style-name="Default"/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0" office:value-type="string" calcext:value-type="string">
            <text:p><text:span text:style-name="T1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7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2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1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</table:table-row>
      </table:table>
      <table:table table:name="HPC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</table:table-row>
        <table:table-row table:style-name="ro1">
          <table:table-cell/>
          <table:table-cell office:value-type="string" calcext:value-type="string">
            <text:p>qstat, qdel, qsub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</table:table-row>
      </table:table>
      <table:table table:name="Latex" table:style-name="ta1">
        <table:table-column table:style-name="co14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7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15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isc" table:style-name="ta1" table:print="false">
        <table:table-column table:style-name="co16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7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6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7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NLP" table:style-name="ta1">
        <table:table-column table:style-name="co1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17" office:value-type="string" calcext:value-type="string">
            <text:p><text:span text:style-name="T1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Science" table:style-name="ta1">
        <table:table-column table:style-name="co18" table:default-cell-style-name="Default"/>
        <table:table-column table:style-name="co19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7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7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14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Patents" table:style-name="ta1">
        <table:table-column table:style-name="co20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7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ople" table:style-name="ta1">
        <table:table-column table:style-name="co2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EcoGeo</text:p>
          </table:table-cell>
        </table:table-row>
        <table:table-row table:style-name="ro1">
          <table:table-cell table:style-name="ce7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</table:table-row>
      </table:table>
      <table:table table:name="Physics" table:style-name="ta1">
        <table:table-column table:style-name="co2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Scala" table:style-name="ta1">
        <table:table-column table:style-name="co2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7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7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tometrics" table:style-name="ta1">
        <table:table-column table:style-name="co24" table:default-cell-style-name="Default"/>
        <table:table-column table:style-name="co2" table:number-columns-repeated="2" table:default-cell-style-name="Default"/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5">
          <table:table-cell office:value-type="string" calcext:value-type="string">
            <text:p>altmetrics</text:p>
          </table:table-cell>
          <table:table-cell table:number-columns-repeated="2"/>
        </table:table-row>
        <table:table-row table:style-name="ro5">
          <table:table-cell table:style-name="ce7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5">
          <table:table-cell office:value-type="string" calcext:value-type="string">
            <text:p>retraction watch</text:p>
          </table:table-cell>
          <table:table-cell table:number-columns-repeated="2"/>
        </table:table-row>
        <table:table-row table:style-name="ro5">
          <table:table-cell table:style-name="ce7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5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/>
        </table:table-row>
        <table:table-row table:style-name="ro5">
          <table:table-cell table:style-name="ce7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5">
          <table:table-cell table:style-name="ce7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2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tat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7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/ tidyverse</text:p>
          </table:table-cell>
          <table:table-cell/>
        </table:table-row>
        <table:table-row table:style-name="ro1">
          <table:table-cell table:style-name="ce7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st stats :</text:p>
          </table:table-cell>
          <table:table-cell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10" office:value-type="string" calcext:value-type="string">
            <text:p><text:span text:style-name="T1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/>
        </table:table-row>
      </table:table>
      <table:table table:name="Sustainability" table:style-name="ta1">
        <table:table-column table:style-name="co2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ools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2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7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7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default-cell-style-name="Default"/>
        <table:table-row table:style-name="ro1">
          <table:table-cell/>
        </table:table-row>
        <table:table-row table:style-name="ro3">
          <table:table-cell table:style-name="ce10" office:value-type="string" calcext:value-type="string">
            <text:p><text:span text:style-name="T1"><text:a xlink:href="https://stackoverflow.com/questions/1714280/multivariate-time-series-modelling-in-r" xlink:type="simple">https://stackoverflow.com/questions/1714280/multivariate-time-series-modelling-in-r</text:a></text:span></text:p>
          </table:table-cell>
        </table:table-row>
        <table:table-row table:style-name="ro1">
          <table:table-cell/>
        </table:table-row>
        <table:table-row table:style-name="ro3">
          <table:table-cell table:style-name="ce10" office:value-type="string" calcext:value-type="string">
            <text:p><text:span text:style-name="T1"><text:a xlink:href="https://cran.r-project.org/web/views/TimeSeries.html" xlink:type="simple">https://cran.r-project.org/web/views/TimeSeries.html</text:a></text:span></text:p>
          </table:table-cell>
        </table:table-row>
        <table:table-row table:style-name="ro1">
          <table:table-cell/>
        </table:table-row>
        <table:table-row table:style-name="ro3">
          <table:table-cell table:style-name="ce10" office:value-type="string" calcext:value-type="string">
            <text:p><text:span text:style-name="T1"><text:a xlink:href="https://cran.r-project.org/web/packages/tseriesChaos/tseriesChaos.pdf" xlink:type="simple">https://cran.r-project.org/web/packages/tseriesChaos/tseriesChaos.pdf</text:a>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</table:table-row>
      </table:table>
      <table:table table:name="Transportation" table:style-name="ta1">
        <table:table-column table:style-name="co3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10" office:value-type="string" calcext:value-type="string">
            <text:p><text:span text:style-name="T1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1">=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</table:table-row>
      </table:table>
      <table:table table:name="Urbanism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 style:data-style-name="N2" text:time-value="13:53:25.1306876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20-09-28T13:55:14.023777373</dc:date>
    <meta:editing-duration>P31DT15H41M15S</meta:editing-duration>
    <meta:editing-cycles>262</meta:editing-cycles>
    <meta:generator>LibreOffice/5.4.6.2$MacOSX_X86_64 LibreOffice_project/4014ce260a04f1026ba855d3b8d91541c224eab8</meta:generator>
    <meta:document-statistic meta:table-count="44" meta:cell-count="425" meta:object-count="1"/>
    <meta:user-defined meta:name=""/>
  </office:meta>
</office:document-meta>
</file>